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360000004A30263C5DB1AE7E44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text-properties fo:font-style="italic" officeooo:rsid="0013b35d" officeooo:paragraph-rsid="0013b35d" style:font-style-asian="italic" style:font-style-complex="italic"/>
    </style:style>
    <style:style style:name="P3" style:family="paragraph" style:parent-style-name="Standard">
      <style:paragraph-properties fo:break-before="page"/>
      <style:text-properties officeooo:rsid="00150b9f" officeooo:paragraph-rsid="00150b9f"/>
    </style:style>
    <style:style style:name="P4" style:family="paragraph" style:parent-style-name="Standard">
      <style:text-properties officeooo:rsid="00150b9f" officeooo:paragraph-rsid="00150b9f"/>
    </style:style>
    <style:style style:name="P5" style:family="paragraph" style:parent-style-name="Text_20_body">
      <style:paragraph-properties fo:padding="0.049cm" fo:border="0.06pt solid #d9d9e3"/>
    </style:style>
    <style:style style:name="P6" style:family="paragraph" style:parent-style-name="Text_20_body">
      <style:text-properties officeooo:rsid="00150b9f" officeooo:paragraph-rsid="00150b9f"/>
    </style:style>
    <style:style style:name="P7" style:family="paragraph" style:parent-style-name="Text_20_body">
      <style:paragraph-properties fo:padding="0.049cm" fo:border="0.06pt solid #d9d9e3"/>
      <style:text-properties officeooo:rsid="00150b9f"/>
    </style:style>
    <style:style style:name="T1" style:family="text">
      <style:text-properties loext:padding="0.049cm" loext:border="0.06pt solid #d9d9e3"/>
    </style:style>
    <style:style style:name="T2" style:family="text">
      <style:text-properties officeooo:rsid="00151414"/>
    </style:style>
    <style:style style:name="T3" style:family="text">
      <style:text-properties officeooo:rsid="0016f151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Strong_20_Emphasis"><text:span text:style-name="T1">Ejercicio 1:</text:span></text:span> ¿Cuál es el proceso principal de arranque en un sistema Linux?</text:p>
      <text:p text:style-name="P5"><text:span text:style-name="Strong_20_Emphasis"><text:span text:style-name="T1">Solución 1:</text:span></text:span> El proceso principal de arranque en un sistema Linux es el cargador de arranque (bootloader), que carga el sistema operativo en la memoria RAM.</text:p>
      <text:p text:style-name="Horizontal_20_Line"/>
      <text:p text:style-name="P5"><text:span text:style-name="Strong_20_Emphasis"><text:span text:style-name="T1">Ejercicio 2:</text:span></text:span> ¿Cuál es el cargador de arranque predeterminado en la mayoría de las distribuciones de Linux?</text:p>
      <text:p text:style-name="P5"><text:span text:style-name="Strong_20_Emphasis"><text:span text:style-name="T1">Solución 2:</text:span></text:span> El cargador de arranque predeterminado en la mayoría de las distribuciones de Linux es GRUB (Grand Unified Bootloader).</text:p>
      <text:p text:style-name="Horizontal_20_Line"/>
      <text:p text:style-name="P5"><text:span text:style-name="Strong_20_Emphasis"><text:span text:style-name="T1">Ejercicio 3:</text:span></text:span> ¿Qué archivo de configuración de GRUB contiene la información sobre cómo arrancar el sistema operativo?</text:p>
      <text:p text:style-name="P5"><text:span text:style-name="Strong_20_Emphasis"><text:span text:style-name="T1">Solución 3:</text:span></text:span> El archivo de configuración de GRUB es <text:span text:style-name="Source_20_Text"><text:span text:style-name="T1">/etc/default/grub</text:span></text:span>, y el archivo de configuración principal es <text:span text:style-name="Source_20_Text"><text:span text:style-name="T1">/boot/grub/grub.cfg</text:span></text:span>.</text:p>
      <text:p text:style-name="Horizontal_20_Line"/>
      <text:p text:style-name="P5"><text:span text:style-name="Strong_20_Emphasis"><text:span text:style-name="T1">Ejercicio 4:</text:span></text:span> ¿Cuál es el proceso de arranque del sistema BIOS en comparación con UEFI?</text:p>
      <text:p text:style-name="P5"><text:span text:style-name="Strong_20_Emphasis"><text:span text:style-name="T1">Solución 4:</text:span></text:span> En un sistema BIOS, el proceso de arranque utiliza la BIOS para cargar el cargador de arranque y el sistema operativo. En un sistema UEFI, se utiliza el firmware UEFI para cargar el cargador de arranque y el sistema operativo.</text:p>
      <text:p text:style-name="Horizontal_20_Line"/>
      <text:p text:style-name="P5"><text:span text:style-name="Strong_20_Emphasis"><text:span text:style-name="T1">Ejercicio 5:</text:span></text:span> ¿Cuál es el comando para actualizar el archivo de configuración de GRUB después de realizar cambios?</text:p>
      <text:p text:style-name="P5"><text:span text:style-name="Strong_20_Emphasis"><text:span text:style-name="T1">Solución 5:</text:span></text:span> El comando <text:span text:style-name="Source_20_Text"><text:span text:style-name="T1">update-grub</text:span></text:span> se utiliza para actualizar el archivo de configuración de GRUB después de realizar cambios en la configuración.</text:p>
      <text:p text:style-name="Horizontal_20_Line"/>
      <text:p text:style-name="P5"><text:span text:style-name="Strong_20_Emphasis"><text:span text:style-name="T1">Ejercicio 6:</text:span></text:span> ¿Cómo se puede acceder al menú de configuración de GRUB durante el arranque?</text:p>
      <text:p text:style-name="P5"><text:span text:style-name="Strong_20_Emphasis"><text:span text:style-name="T1">Solución 6:</text:span></text:span> Para acceder al menú de configuración de GRUB durante el arranque, generalmente debes presionar la tecla <text:span text:style-name="Source_20_Text"><text:span text:style-name="T1">Esc</text:span></text:span> o <text:span text:style-name="Source_20_Text"><text:span text:style-name="T1">Shift</text:span></text:span> (en algunos sistemas) cuando aparece la pantalla de inicio de GRUB.</text:p>
      <text:p text:style-name="Horizontal_20_Line"/>
      <text:p text:style-name="P5"><text:span text:style-name="Strong_20_Emphasis"><text:span text:style-name="T1">Ejercicio 7:</text:span></text:span> ¿Cuál es la función principal de un cargador de arranque?</text:p>
      <text:p text:style-name="P5"><text:soft-page-break/><text:span text:style-name="Strong_20_Emphasis"><text:span text:style-name="T1">Solución 7:</text:span></text:span> La función principal de un cargador de arranque es cargar el sistema operativo en la memoria RAM para iniciar el proceso de arranque.</text:p>
      <text:p text:style-name="Horizontal_20_Line"/>
      <text:p text:style-name="P5"><text:span text:style-name="Strong_20_Emphasis"><text:span text:style-name="T1">Ejercicio 8:</text:span></text:span> ¿Qué es el "modo de usuario único" en Linux y cuál es su propósito?</text:p>
      <text:p text:style-name="P5"><text:span text:style-name="Strong_20_Emphasis"><text:span text:style-name="T1">Solución 8:</text:span></text:span> El "modo de usuario único" es un modo de inicio en Linux que inicia el sistema con un solo usuario (root) y sin servicios de red. Se utiliza para tareas de mantenimiento y recuperación del sistema.</text:p>
      <text:p text:style-name="Horizontal_20_Line"/>
      <text:p text:style-name="P5"><text:span text:style-name="Strong_20_Emphasis"><text:span text:style-name="T1">Ejercicio 9:</text:span></text:span> ¿Cuál es el objetivo principal de un gestor de arranque (bootloader)?</text:p>
      <text:p text:style-name="P5"><text:span text:style-name="Strong_20_Emphasis"><text:span text:style-name="T1">Solución 9:</text:span></text:span> El objetivo principal de un gestor de arranque (bootloader) es cargar el sistema operativo en la memoria RAM durante el proceso de arranque.</text:p>
      <text:p text:style-name="Horizontal_20_Line"/>
      <text:p text:style-name="P5"><text:span text:style-name="Strong_20_Emphasis"><text:span text:style-name="T1">Ejercicio 10:</text:span></text:span> ¿Cuál es el archivo de configuración de GRUB que define qué sistema operativo se inicia por defecto?</text:p>
      <text:p text:style-name="P5"><text:span text:style-name="Strong_20_Emphasis"><text:span text:style-name="T1">Solución 10:</text:span></text:span> El archivo de configuración de GRUB que define qué sistema operativo se inicia por defecto es <text:span text:style-name="Source_20_Text"><text:span text:style-name="T1">/etc/default/grub</text:span></text:span>.</text:p>
      <text:p text:style-name="Horizontal_20_Line"/>
      <text:p text:style-name="P5"><text:span text:style-name="Strong_20_Emphasis"><text:span text:style-name="T1">Ejercicio 11:</text:span></text:span> ¿Cuál es el propósito de la opción "single" en la línea de comandos de GRUB?</text:p>
      <text:p text:style-name="P5"><text:span text:style-name="Strong_20_Emphasis"><text:span text:style-name="T1">Solución 11:</text:span></text:span> La opción "single" en la línea de comandos de GRUB se utiliza para iniciar el sistema en modo de usuario único, que es un modo de recuperación.</text:p>
      <text:p text:style-name="Horizontal_20_Line"/>
      <text:p text:style-name="P5"><text:span text:style-name="Strong_20_Emphasis"><text:span text:style-name="T1">Ejercicio 12:</text:span></text:span> ¿Qué archivo contiene la lista de sistemas operativos disponibles en GRUB?</text:p>
      <text:p text:style-name="P5"><text:span text:style-name="Strong_20_Emphasis"><text:span text:style-name="T1">Solución 12:</text:span></text:span> El archivo <text:span text:style-name="Source_20_Text"><text:span text:style-name="T1">/boot/grub/grub.cfg</text:span></text:span> contiene la lista de sistemas operativos disponibles en GRUB.</text:p>
      <text:p text:style-name="Horizontal_20_Line"/>
      <text:p text:style-name="P5"><text:span text:style-name="Strong_20_Emphasis"><text:span text:style-name="T1">Ejercicio 13:</text:span></text:span> ¿Cómo se puede cambiar el tiempo de espera (timeout) en el menú de GRUB?</text:p>
      <text:p text:style-name="P5"><text:span text:style-name="Strong_20_Emphasis"><text:span text:style-name="T1">Solución 13:</text:span></text:span> El tiempo de espera (timeout) en el menú de GRUB se puede cambiar editando la opción <text:span text:style-name="Source_20_Text"><text:span text:style-name="T1">GRUB_TIMEOUT</text:span></text:span> en el archivo <text:span text:style-name="Source_20_Text"><text:span text:style-name="T1">/etc/default/grub</text:span></text:span> y luego ejecutando <text:span text:style-name="Source_20_Text"><text:span text:style-name="T1">update-grub</text:span></text:span> para aplicar los cambios.</text:p>
      <text:p text:style-name="Horizontal_20_Line"/>
      <text:p text:style-name="P5"><text:soft-page-break/><text:span text:style-name="Strong_20_Emphasis"><text:span text:style-name="T1">Ejercicio 14:</text:span></text:span> ¿Cuál es el proceso de arranque del sistema operativo en un sistema Linux?</text:p>
      <text:p text:style-name="P5"><text:span text:style-name="Strong_20_Emphasis"><text:span text:style-name="T1">Solución 14:</text:span></text:span> El proceso de arranque en un sistema Linux implica el inicio del BIOS o UEFI, la carga del cargador de arranque (como GRUB), la selección del sistema operativo y la carga del kernel del sistema operativo y sus módulos.</text:p>
      <text:p text:style-name="Horizontal_20_Line"/>
      <text:p text:style-name="P5"><text:span text:style-name="Strong_20_Emphasis"><text:span text:style-name="T1">Ejercicio 15:</text:span></text:span> ¿Cómo se puede verificar qué cargador de arranque está instalado en un sistema Linux?</text:p>
      <text:p text:style-name="P5"><text:span text:style-name="Strong_20_Emphasis"><text:span text:style-name="T1">Solución 15:</text:span></text:span> Puedes verificar qué cargador de arranque está instalado en un sistema Linux examinando el archivo <text:span text:style-name="Source_20_Text"><text:span text:style-name="T1">/boot/grub/grub.cfg</text:span></text:span> o el directorio <text:span text:style-name="Source_20_Text"><text:span text:style-name="T1">/boot/efi/EFI</text:span></text:span> en sistemas UEFI.</text:p>
      <text:p text:style-name="Horizontal_20_Line"/>
      <text:p text:style-name="P5"><text:span text:style-name="Strong_20_Emphasis"><text:span text:style-name="T1">Ejercicio 16:</text:span></text:span> ¿Cuál es el propósito del archivo <text:span text:style-name="Source_20_Text"><text:span text:style-name="T1">/boot/grub/grub.cfg</text:span></text:span> en GRUB?</text:p>
      <text:p text:style-name="P5"><text:span text:style-name="Strong_20_Emphasis"><text:span text:style-name="T1">Solución 16:</text:span></text:span> El archivo <text:span text:style-name="Source_20_Text"><text:span text:style-name="T1">/boot/grub/grub.cfg</text:span></text:span> es el archivo de configuración principal de GRUB y contiene la configuración para el menú de arranque y la lista de sistemas operativos disponibles.</text:p>
      <text:p text:style-name="Horizontal_20_Line"/>
      <text:p text:style-name="P5"><text:span text:style-name="Strong_20_Emphasis"><text:span text:style-name="T1">Ejercicio 17:</text:span></text:span> ¿Cómo se puede forzar un reinicio en modo de usuario único en Linux?</text:p>
      <text:p text:style-name="P5"><text:span text:style-name="Strong_20_Emphasis"><text:span text:style-name="T1">Solución 17:</text:span></text:span> Puedes forzar un reinicio en modo de usuario único en Linux ejecutando el comando <text:span text:style-name="Source_20_Text"><text:span text:style-name="T1">reboot -f</text:span></text:span> o utilizando un atajo de teclado como <text:span text:style-name="Source_20_Text"><text:span text:style-name="T1">Ctrl+Alt+Del</text:span></text:span>.</text:p>
      <text:p text:style-name="Horizontal_20_Line"/>
      <text:p text:style-name="P5"><text:span text:style-name="Strong_20_Emphasis"><text:span text:style-name="T1">Ejercicio 18:</text:span></text:span> ¿Cuál es el propósito de la opción "quiet" en la línea de comandos de GRUB?</text:p>
      <text:p text:style-name="P5"><text:span text:style-name="Strong_20_Emphasis"><text:span text:style-name="T1">Solución 18:</text:span></text:span> La opción "quiet" en la línea de comandos de GRUB se utiliza para iniciar el sistema en modo silencioso, lo que reduce la cantidad de mensajes de inicio mostrados en pantalla.</text:p>
      <text:p text:style-name="Horizontal_20_Line"/>
      <text:p text:style-name="P5"><text:span text:style-name="Strong_20_Emphasis"><text:span text:style-name="T1">Ejercicio 19:</text:span></text:span> ¿Qué es el cargador de arranque UEFI y cómo difiere de GRUB en sistemas BIOS?</text:p>
      <text:p text:style-name="P5"><text:span text:style-name="Strong_20_Emphasis"><text:span text:style-name="T1">Solución 19:</text:span></text:span> El cargador de arranque UEFI reemplaza a GRUB en sistemas UEFI y utiliza el firmware UEFI en lugar de la BIOS. Proporciona una interfaz de inicio más moderna y admite características como el arranque seguro.</text:p>
      <text:p text:style-name="Horizontal_20_Line"/>
      <text:p text:style-name="P5"><text:span text:style-name="Strong_20_Emphasis"><text:span text:style-name="T1">Ejercicio 20:</text:span></text:span> ¿Cuál es el comando para reiniciar un sistema Linux desde la línea de comandos?</text:p>
      <text:p text:style-name="P5"><text:soft-page-break/><text:span text:style-name="Strong_20_Emphasis"><text:span text:style-name="T1">Solución 20:</text:span></text:span> El comando <text:span text:style-name="Source_20_Text"><text:span text:style-name="T1">reboot</text:span></text:span> se utiliza para reiniciar un sistema Linux desde la línea de comandos.</text:p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officeooo:rsid="0013b35d" officeooo:paragraph-rsid="0013b35d" style:font-style-asian="italic" style:font-style-complex="italic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officeooo:rsid="0016f151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n2" text:anchor-type="char" svg:x="11.88cm" svg:y="-0.263cm" svg:width="5.054cm" svg:height="1.207cm" draw:z-index="3"><draw:image xlink:href="Pictures/10000001000001360000004A30263C5DB1AE7E44.png" xlink:type="simple" xlink:show="embed" xlink:actuate="onLoad" draw:mime-type="image/png"/></draw:frame>Arquitectura del sistema:<text:span text:style-name="MT1">arranque del sistema </text:span></text:p>
      </style:header>
      <style:footer>
        <text:p text:style-name="MP2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5T20:04:41.848317391</meta:creation-date>
    <dc:date>2023-09-05T20:22:00.470320997</dc:date>
    <meta:editing-duration>PT17M17S</meta:editing-duration>
    <meta:editing-cycles>6</meta:editing-cycles>
    <meta:generator>LibreOffice/7.4.1.2$Linux_X86_64 LibreOffice_project/3c58a8f3a960df8bc8fd77b461821e42c061c5f0</meta:generator>
    <meta:document-statistic meta:table-count="0" meta:image-count="2" meta:object-count="0" meta:page-count="4" meta:paragraph-count="43" meta:word-count="866" meta:character-count="5241" meta:non-whitespace-character-count="4417"/>
  </office:meta>
</office:document-meta>
</file>